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8.147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5.011cm"/>
    </style:style>
    <style:style style:name="co6" style:family="table-column">
      <style:table-column-properties fo:break-before="auto" style:column-width="12.123cm"/>
    </style:style>
    <style:style style:name="co7" style:family="table-column">
      <style:table-column-properties fo:break-before="auto" style:column-width="4.5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81cm"/>
    </style:style>
    <style:style style:name="co10" style:family="table-column">
      <style:table-column-properties fo:break-before="auto" style:column-width="5.292cm"/>
    </style:style>
    <style:style style:name="co11" style:family="table-column">
      <style:table-column-properties fo:break-before="auto" style:column-width="5.853cm"/>
    </style:style>
    <style:style style:name="co12" style:family="table-column">
      <style:table-column-properties fo:break-before="auto" style:column-width="7.447cm"/>
    </style:style>
    <style:style style:name="co13" style:family="table-column">
      <style:table-column-properties fo:break-before="auto" style:column-width="13.524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5.823cm"/>
    </style:style>
    <style:style style:name="co16" style:family="table-column">
      <style:table-column-properties fo:break-before="auto" style:column-width="7.112cm"/>
    </style:style>
    <style:style style:name="ro1" style:family="table-row">
      <style:table-row-properties style:row-height="0.132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2.817cm" fo:break-before="auto" style:use-optimal-row-height="true"/>
    </style:style>
    <style:style style:name="ro12" style:family="table-row">
      <style:table-row-properties style:row-height="5.186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3.605cm" fo:break-before="auto" style:use-optimal-row-height="true"/>
    </style:style>
    <style:style style:name="ro15" style:family="table-row">
      <style:table-row-properties style:row-height="4.001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0.863cm" fo:break-before="auto" style:use-optimal-row-height="true"/>
    </style:style>
    <style:style style:name="ta1" style:family="table" style:master-page-name="PageStyle_5f_Sumário">
      <style:table-properties table:display="true" style:writing-mode="lr-tb"/>
    </style:style>
    <style:style style:name="ta2" style:family="table" style:master-page-name="PageStyle_5f_Cenários">
      <style:table-properties table:display="true" style:writing-mode="lr-tb"/>
    </style:style>
    <style:style style:name="ta3" style:family="table" style:master-page-name="PageStyle_5f_Imagens">
      <style:table-properties table:display="true" style:writing-mode="lr-tb"/>
    </style:style>
    <style:style style:name="ta4" style:family="table" style:master-page-name="PageStyle_5f_Result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44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5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6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pt" fo:country="B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3" table:number-columns-repeated="1016" table:default-cell-style-name="ce25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2">
        <office:forms form:automatic-focus="false" form:apply-design-mode="false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2" table:default-cell-style-name="ce23"/>
        <table:table-column table:style-name="co13" table:default-cell-style-name="ce23"/>
        <table:table-column table:style-name="co14" table:default-cell-style-name="ce23"/>
        <table:table-column table:style-name="co10" table:default-cell-style-name="ce23"/>
        <table:table-column table:style-name="co3" table:number-columns-repeated="1017" table:default-cell-style-name="ce23"/>
        <table:table-row table:style-name="ro5">
          <table:table-cell table:style-name="ce44" office:value-type="string" calcext:value-type="string">
            <text:p>ID</text:p>
          </table:table-cell>
          <table:table-cell table:style-name="ce48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49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49" office:value-type="string" calcext:value-type="string">
            <text:p>Pré-condições</text:p>
          </table:table-cell>
          <table:table-cell table:style-name="ce48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3">Passo a passo</text:span> para execução</text:p>
          </table:table-cell>
          <table:table-cell table:style-name="ce48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48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58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6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e senha correta</text:p>
          </table:table-cell>
          <table:table-cell table:style-name="ce22" office:value-type="string" calcext:value-type="string">
            <text:p>Usuário e senha devem ser válidos</text:p>
          </table:table-cell>
          <table:table-cell table:style-name="ce22" office:value-type="string" calcext:value-type="string">
            <text:p>1- Acessar site do rh: opensource-demo.orangehrmlive.com</text:p>
            <text:p>2- Colocar usuario correto</text:p>
            <text:p>3- Colocar senha correta</text:p>
            <text:p>4- Clicar em logar</text:p>
          </table:table-cell>
          <table:table-cell table:style-name="ce22" office:value-type="string" calcext:value-type="string">
            <text:p>Deve visualizar a home do usuário (dashboard do usuário)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2]+1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incorreta</text:p>
          </table:table-cell>
          <table:table-cell table:style-name="ce22" office:value-type="string" calcext:value-type="string">
            <text:p><text:span text:style-name="T2">Usuário</text:span> e senha devem ser inválidos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3]+1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correta</text:p>
          </table:table-cell>
          <table:table-cell table:style-name="ce22" office:value-type="string" calcext:value-type="string">
            <text:p><text:span text:style-name="T2">Usuário </text:span>deve ser inválida</text:p>
            <text:p>Senha deve ser válida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4]+1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correto e senha incorreta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7">
          <table:table-cell table:style-name="ce22" table:formula="of:=[.A5]+1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licar em logar</text:span></text:p>
          </table:table-cell>
          <table:table-cell table:style-name="ce22" office:value-type="string" calcext:value-type="string">
            <text:p>Deve aparecer “Obrigatório” embaixo do campo de usuário e de senha e ambos os campos devem estar destacados em vermelho.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6]+1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com senha qualquer preenchid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senha correta</text:span></text:p>
            <text:p><text:span text:style-name="T2">3- Clicar em logar</text:span></text:p>
            <text:p><text:span text:style-name="T2">4- Deve aparecer que é necessário digitar usuário</text:span></text:p>
          </table:table-cell>
          <table:table-cell table:style-name="ce22" office:value-type="string" calcext:value-type="string">
            <text:p>Deve aparecer “Obrigatório” em baixo do campo de usuário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7]+1" office:value-type="float" office:value="7" calcext:value-type="float">
            <text:p>7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qualquer preenchid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Quando colocar usuario correto</text:span></text:p>
            <text:p><text:span text:style-name="T2">3- Quando clicar em logar</text:span></text:p>
          </table:table-cell>
          <table:table-cell table:style-name="ce22" office:value-type="string" calcext:value-type="string">
            <text:p>Deve aparecer “Obrigatório” em baixo do campo de senha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7">
          <table:table-cell table:style-name="ce22" table:formula="of:=[.A8]+1" office:value-type="float" office:value="8" calcext:value-type="float">
            <text:p>8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Esqueceu a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</table:table-cell>
          <table:table-cell table:style-name="ce22" office:value-type="string" calcext:value-type="string">
            <text:p>Deve aparecer a tela de esquecer a senha assim como o campo para digitar o usuário que deseja resetar a senha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9]+1" office:value-type="float" office:value="9" calcext:value-type="float">
            <text:p>9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Cancelar resetar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voltar</text:p>
          </table:table-cell>
          <table:table-cell table:style-name="ce22" office:value-type="string" calcext:value-type="string">
            <text:p>Deve voltar para a tel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10]+1" office:value-type="float" office:value="10" calcext:value-type="float">
            <text:p>10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válido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  <text:p/>
          </table:table-cell>
          <table:table-cell table:style-name="ce22" office:value-type="string" calcext:value-type="string">
            <text:p>Deve enviar para o e-mail cadastrado no usuário um link para resetar a senh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11]+1" office:value-type="float" office:value="11" calcext:value-type="float">
            <text:p>1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com usuário não preenchido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Resetar Senha</text:p>
            <text:p/>
          </table:table-cell>
          <table:table-cell table:style-name="ce22" office:value-type="string" calcext:value-type="string">
            <text:p>Deve aparecer em baixo do campo de Usuário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12]+1" office:value-type="float" office:value="12" calcext:value-type="float">
            <text:p>1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inválido</text:p>
          </table:table-cell>
          <table:table-cell table:style-name="ce22" office:value-type="string" calcext:value-type="string">
            <text:p>Usuário deve ser in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</table:table-cell>
          <table:table-cell table:style-name="ce22" office:value-type="string" calcext:value-type="string">
            <text:p>Deve aparecer que vai enviar para o e-mail cadastrado no usuário um link para resetar a senha, mesmo que o usuário não exista, para fins de seguranç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13]+1" office:value-type="float" office:value="13" calcext:value-type="float">
            <text:p>13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14]+1" office:value-type="float" office:value="14" calcext:value-type="float">
            <text:p>14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Apag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apagar do respectivo usuário</text:p>
            <text:p>4- Confirmar para apagar 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15]+1" office:value-type="float" office:value="15" calcext:value-type="float">
            <text:p>15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Edit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editar do respectivo usuário</text:p>
            <text:p>4- Alterar username</text:p>
            <text:p>5- Clicar em Salvar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16]+1" office:value-type="float" office:value="16" calcext:value-type="float">
            <text:p>16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username menor que 5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 com “test”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em baixo do campo de username “Should be at least 5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17]+1" office:value-type="float" office:value="17" calcext:value-type="float">
            <text:p>17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menor que 7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<text:span text:style-name="T2">9- Preencher campo Confirm Password com “123456”</text:span></text:p>
            <text:p>10- Clicar em Salvar</text:p>
          </table:table-cell>
          <table:table-cell table:style-name="ce22" office:value-type="string" calcext:value-type="string">
            <text:p>Deve aparecer em baixo do campo de senha “Should have at least 7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18]+1" office:value-type="float" office:value="18" calcext:value-type="float">
            <text:p>18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diferente na confirmaçã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9- Preencher campo Confirm Password com “234567”</text:p>
            <text:p>10- Clicar em Salvar</text:p>
          </table:table-cell>
          <table:table-cell table:style-name="ce22" office:value-type="string" calcext:value-type="string">
            <text:p>Deve aparecer em baixo do campo de usuário “Passwords do not match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19]+1" office:value-type="float" office:value="19" calcext:value-type="float">
            <text:p>19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sem nenhum d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Clicar em Salvar</text:p>
          </table:table-cell>
          <table:table-cell table:style-name="ce22" office:value-type="string" calcext:value-type="string">
            <text:p>Deve aparecer em baixo dos campos obrigatórios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20]+1" office:value-type="float" office:value="20" calcext:value-type="float">
            <text:p>20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o usuário e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Clicar em Salvar</text:p>
          </table:table-cell>
          <table:table-cell table:style-name="ce22" office:value-type="string" calcext:value-type="string">
            <text:p>Deve aparecer em baixo dos campos de username, password e Confirm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21]+1" office:value-type="float" office:value="21" calcext:value-type="float">
            <text:p>21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a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Clicar em Salvar</text:p>
          </table:table-cell>
          <table:table-cell table:style-name="ce22" office:value-type="string" calcext:value-type="string">
            <text:p>Deve aparecer em baixo do campo de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22]+1" office:value-type="float" office:value="22" calcext:value-type="float">
            <text:p>22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Pesquisar por grupo de Administrador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User Role</text:p>
            <text:p>4- Selecionar Admin</text:p>
            <text:p>5- Clicar em Search</text:p>
          </table:table-cell>
          <table:table-cell table:style-name="ce22" office:value-type="string" calcext:value-type="string">
            <text:p>Deve aparecer como resultado apenas usuários da role Adm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3]+1" office:value-type="float" office:value="23" calcext:value-type="float">
            <text:p>23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24]+1" office:value-type="float" office:value="24" calcext:value-type="float">
            <text:p>24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Clicar em Salvar</text:p>
            <text:p/>
          </table:table-cell>
          <table:table-cell table:style-name="ce22" office:value-type="string" calcext:value-type="string">
            <text:p>Deve aparecer em baixo dos campos de First Name e Last Name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25]+1" office:value-type="float" office:value="25" calcext:value-type="float">
            <text:p>25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contendo 10 digit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igitar o Employee ID “1234567890”</text:p>
            <text:p>6- Clicar em Salvar</text:p>
          </table:table-cell>
          <table:table-cell table:style-name="ce22" office:value-type="string" calcext:value-type="string">
            <text:p>Deve aparecer em baixo do campo de Employee ID “Should not exceed 10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26]+1" office:value-type="float" office:value="26" calcext:value-type="float">
            <text:p>26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“000”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27]+1" office:value-type="float" office:value="27" calcext:value-type="float">
            <text:p>27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negativ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28]+1" office:value-type="float" office:value="28" calcext:value-type="float">
            <text:p>28</text:p>
          </table:table-cell>
          <table:table-cell table:style-name="ce22" office:value-type="string" calcext:value-type="string">
            <text:p>PIM</text:p>
          </table:table-cell>
          <table:table-cell table:style-name="ce57" office:value-type="string" calcext:value-type="string">
            <text:p>Criar novo empregado sem ID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Required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29]+1" office:value-type="float" office:value="29" calcext:value-type="float">
            <text:p>29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Digitar username o mesmo que o ID</text:p>
            <text:p>8- Digitar password “123456a”</text:p>
            <text:p>9- Digitar Confirm Password “123456a”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30]+1" office:value-type="float" office:value="30" calcext:value-type="float">
            <text:p>30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mas sem usuário e senha preenchi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Clicar em Salvar</text:p>
          </table:table-cell>
          <table:table-cell table:style-name="ce22" office:value-type="string" calcext:value-type="string">
            <text:p>Deve aparecer em baixo do campo de Username, Password e Confirm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31]+1" office:value-type="float" office:value="31" calcext:value-type="float">
            <text:p>31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licar no suporte de adicionar novo empreg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/>
          </table:table-cell>
          <table:table-cell table:style-name="ce22" office:value-type="string" calcext:value-type="string">
            <text:p>Deve abrir site ensinando a como adicionar novo empregad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32]+1" office:value-type="float" office:value="32" calcext:value-type="float">
            <text:p>32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Fazer pesquisa de nome de usuário na lista de empregados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em Search</text:p>
            <text:p/>
          </table:table-cell>
          <table:table-cell table:style-name="ce22" office:value-type="string" calcext:value-type="string">
            <text:p>Deve aparecer como resultado alguns usuários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33]+1" office:value-type="float" office:value="33" calcext:value-type="float">
            <text:p>3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“Sou bonito” no campo do post</text:p>
            <text:p>4- Clicar em Post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4]+1" office:value-type="float" office:value="34" calcext:value-type="float">
            <text:p>34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pag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Delete Post</text:p>
            <text:p>5- Confirmar Deletar Post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35]+1" office:value-type="float" office:value="35" calcext:value-type="float">
            <text:p>35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lter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Edit Post</text:p>
            <text:p>5- Alterar o texto para “Sou lindo alterado”</text:p>
            <text:p>6- Clicar em Post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36]+1" office:value-type="float" office:value="36" calcext:value-type="float">
            <text:p>36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contendo mais de 65530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qualquer texto maior que 65530 caracteres no campo do post</text:p>
            <text:p>4- Clicar em Post</text:p>
          </table:table-cell>
          <table:table-cell table:style-name="ce22" office:value-type="string" calcext:value-type="string">
            <text:p>Deve aparecer em baixo do campo de post “Should not exceed 65530 characters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37]+1" office:value-type="float" office:value="37" calcext:value-type="float">
            <text:p>37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ar like em alg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feita através de um mesmo método (darLikeEmAlgunPost())</text:p>
          </table:table-cell>
          <table:table-cell table:number-columns-repeated="1017"/>
        </table:table-row>
        <table:table-row table:style-name="ro9">
          <table:table-cell table:style-name="ce22" table:formula="of:=[.A38]+1" office:value-type="float" office:value="38" calcext:value-type="float">
            <text:p>38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Tirar o like de algum post</text:p>
          </table:table-cell>
          <table:table-cell table:style-name="ce22" office:value-type="string" calcext:value-type="string">
            <text:p>Deve existir um Post e deve estar curtido pel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subtrai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feita através de um mesmo método (darLikeEmAlgunPost())</text:p>
          </table:table-cell>
          <table:table-cell table:number-columns-repeated="1017"/>
        </table:table-row>
        <table:table-row table:style-name="ro6">
          <table:table-cell table:style-name="ce22" table:formula="of:=[.A39]+1" office:value-type="float" office:value="39" calcext:value-type="float">
            <text:p>39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partilh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partilhar do post</text:p>
            <text:p>4- Clicar no botão Share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0]+1" office:value-type="float" office:value="40" calcext:value-type="float">
            <text:p>40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ent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entar do post</text:p>
            <text:p>4- Digitar “Testando comentário” no campo</text:p>
            <text:p>5- Clicar no botão de enviar comentário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se clicar mais de uma vez no enter de modo rápido ele comenta mais de uma vez</text:p>
          </table:table-cell>
          <table:table-cell table:number-columns-repeated="1017"/>
        </table:table-row>
        <table:table-row table:style-name="ro6">
          <table:table-cell table:style-name="ce22" table:formula="of:=[.A41]+1" office:value-type="float" office:value="41" calcext:value-type="float">
            <text:p>41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urtir um comentário um post</text:p>
          </table:table-cell>
          <table:table-cell table:style-name="ce22" office:value-type="string" calcext:value-type="string">
            <text:p>Deve existir um Post e um comentário neste mesmo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curtir do comentário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2]+1" office:value-type="float" office:value="42" calcext:value-type="float">
            <text:p>42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Edi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Edit do comentário do próprio usuário</text:p>
            <text:p>4- Acrescentar “Alterado” ao texto atual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43]+1" office:value-type="float" office:value="43" calcext:value-type="float">
            <text:p>4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ele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Delete do comentário do própri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44]+1" office:value-type="float" office:value="44" calcext:value-type="float">
            <text:p>44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Preencher e-mail “<text:a xlink:href="mailto:joselitosilveira@diferente.com" xlink:type="simple">joselitosilveira@diferente.com</text:a>”</text:p>
            <text:p>7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5]+1" office:value-type="float" office:value="45" calcext:value-type="float">
            <text:p>45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 </text:p>
            <text:p>4- Clicar em Salvar</text:p>
          </table:table-cell>
          <table:table-cell table:style-name="ce22" office:value-type="string" calcext:value-type="string">
            <text:p>Deve aparecer em baixo do campo de First Name, Last Name e Email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46]+1" office:value-type="float" office:value="46" calcext:value-type="float">
            <text:p>46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com e-mail formatado incorretamente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 5- Preencher Last Name “Silveira” 6- Preencher e-mail “joselitosilveira#diferente.com” 7- Clicar em Salvar</text:p>
          </table:table-cell>
          <table:table-cell table:style-name="ce22" office:value-type="string" calcext:value-type="string">
            <text:p>Deve aparecer em baixo do campo de Email “Expected format: admin@example.com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47]+1" office:value-type="float" office:value="47" calcext:value-type="float">
            <text:p>47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e atribui-lo a alguma vag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Clicar no box Vacancy</text:p>
            <text:p><text:span text:style-name="T2">7- Clicar opção “Senior QA Lead”</text:span></text:p>
            <text:p>8- Preencher e-mail “<text:a xlink:href="mailto:joselitosilveira@diferente.com" xlink:type="simple">joselitosilveira@diferente.com</text:a>”</text:p>
            <text:p>9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8]+1" office:value-type="float" office:value="48" calcext:value-type="float">
            <text:p>48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Apagar um candidato</text:p>
          </table:table-cell>
          <table:table-cell table:style-name="ce22" office:value-type="string" calcext:value-type="string">
            <text:p>Deve ter cadastrado no sistema algum candidat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o botão de Apagar do respectivo candidato</text:p>
            <text:p>4- Clicar no botão de confirmar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table:formula="of:=[.A49]+1" office:value-type="float" office:value="49" calcext:value-type="float">
            <text:p>49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Pesquisar por grupo de Titulo de trabalho “QA Lead”</text:p>
          </table:table-cell>
          <table:table-cell table:style-name="ce22" office:value-type="string" calcext:value-type="string">
            <text:p>Deve ter cadastrado no sistema algum candidato a vaga de “Senior QA Lead”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Job Title</text:p>
            <text:p>4- Clicar opção “QA Lead”</text:p>
            <text:p>5- Clicar em Search</text:p>
          </table:table-cell>
          <table:table-cell table:style-name="ce22" office:value-type="string" calcext:value-type="string">
            <text:p>Deve aparecer como resultado apenas candidatos a vaga de “Senior QA Lea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50]+1" office:value-type="float" office:value="50" calcext:value-type="float">
            <text:p>50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licar em ver mais detalhes sobre 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a opção de Ver Mais sobre o respectivo candidato</text:p>
          </table:table-cell>
          <table:table-cell table:style-name="ce22" office:value-type="string" calcext:value-type="string">
            <text:p>Deve aparecer a tela com mais informações sobre o candidat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51" calcext:value-type="float">
            <text:p>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52" calcext:value-type="float">
            <text:p>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53" calcext:value-type="float">
            <text:p>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54" calcext:value-type="float">
            <text:p>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5" calcext:value-type="float">
            <text:p>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56" calcext:value-type="float">
            <text:p>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57" calcext:value-type="float">
            <text:p>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58" calcext:value-type="float">
            <text:p>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59" calcext:value-type="float">
            <text:p>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60" calcext:value-type="float">
            <text:p>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61" calcext:value-type="float">
            <text:p>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62" calcext:value-type="float">
            <text:p>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63" calcext:value-type="float">
            <text:p>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64" calcext:value-type="float">
            <text:p>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65" calcext:value-type="float">
            <text:p>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66" calcext:value-type="float">
            <text:p>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67" calcext:value-type="float">
            <text:p>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68" calcext:value-type="float">
            <text:p>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69" calcext:value-type="float">
            <text:p>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70" calcext:value-type="float">
            <text:p>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71" calcext:value-type="float">
            <text:p>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72" calcext:value-type="float">
            <text:p>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73" calcext:value-type="float">
            <text:p>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74" calcext:value-type="float">
            <text:p>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75" calcext:value-type="float">
            <text:p>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76" calcext:value-type="float">
            <text:p>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77" calcext:value-type="float">
            <text:p>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78" calcext:value-type="float">
            <text:p>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79" calcext:value-type="float">
            <text:p>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80" calcext:value-type="float">
            <text:p>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81" calcext:value-type="float">
            <text:p>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82" calcext:value-type="float">
            <text:p>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83" calcext:value-type="float">
            <text:p>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84" calcext:value-type="float">
            <text:p>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85" calcext:value-type="float">
            <text:p>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86" calcext:value-type="float">
            <text:p>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87" calcext:value-type="float">
            <text:p>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88" calcext:value-type="float">
            <text:p>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89" calcext:value-type="float">
            <text:p>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90" calcext:value-type="float">
            <text:p>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91" calcext:value-type="float">
            <text:p>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92" calcext:value-type="float">
            <text:p>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93" calcext:value-type="float">
            <text:p>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94" calcext:value-type="float">
            <text:p>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95" calcext:value-type="float">
            <text:p>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96" calcext:value-type="float">
            <text:p>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97" calcext:value-type="float">
            <text:p>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98" calcext:value-type="float">
            <text:p>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99" calcext:value-type="float">
            <text:p>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100" calcext:value-type="float">
            <text:p>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101" calcext:value-type="float">
            <text:p>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102" calcext:value-type="float">
            <text:p>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103" calcext:value-type="float">
            <text:p>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104" calcext:value-type="float">
            <text:p>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105" calcext:value-type="float">
            <text:p>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106" calcext:value-type="float">
            <text:p>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107" calcext:value-type="float">
            <text:p>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108" calcext:value-type="float">
            <text:p>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109" calcext:value-type="float">
            <text:p>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110" calcext:value-type="float">
            <text:p>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111" calcext:value-type="float">
            <text:p>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112" calcext:value-type="float">
            <text:p>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113" calcext:value-type="float">
            <text:p>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114" calcext:value-type="float">
            <text:p>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115" calcext:value-type="float">
            <text:p>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116" calcext:value-type="float">
            <text:p>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117" calcext:value-type="float">
            <text:p>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118" calcext:value-type="float">
            <text:p>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119" calcext:value-type="float">
            <text:p>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120" calcext:value-type="float">
            <text:p>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121" calcext:value-type="float">
            <text:p>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122" calcext:value-type="float">
            <text:p>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123" calcext:value-type="float">
            <text:p>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124" calcext:value-type="float">
            <text:p>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125" calcext:value-type="float">
            <text:p>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126" calcext:value-type="float">
            <text:p>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127" calcext:value-type="float">
            <text:p>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128" calcext:value-type="float">
            <text:p>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129" calcext:value-type="float">
            <text:p>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130" calcext:value-type="float">
            <text:p>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131" calcext:value-type="float">
            <text:p>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132" calcext:value-type="float">
            <text:p>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133" calcext:value-type="float">
            <text:p>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134" calcext:value-type="float">
            <text:p>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135" calcext:value-type="float">
            <text:p>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136" calcext:value-type="float">
            <text:p>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137" calcext:value-type="float">
            <text:p>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138" calcext:value-type="float">
            <text:p>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139" calcext:value-type="float">
            <text:p>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140" calcext:value-type="float">
            <text:p>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141" calcext:value-type="float">
            <text:p>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142" calcext:value-type="float">
            <text:p>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143" calcext:value-type="float">
            <text:p>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144" calcext:value-type="float">
            <text:p>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145" calcext:value-type="float">
            <text:p>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146" calcext:value-type="float">
            <text:p>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147" calcext:value-type="float">
            <text:p>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148" calcext:value-type="float">
            <text:p>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149" calcext:value-type="float">
            <text:p>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50" calcext:value-type="float">
            <text:p>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51" calcext:value-type="float">
            <text:p>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52" calcext:value-type="float">
            <text:p>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53" calcext:value-type="float">
            <text:p>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54" calcext:value-type="float">
            <text:p>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55" calcext:value-type="float">
            <text:p>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56" calcext:value-type="float">
            <text:p>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57" calcext:value-type="float">
            <text:p>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58" calcext:value-type="float">
            <text:p>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59" calcext:value-type="float">
            <text:p>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60" calcext:value-type="float">
            <text:p>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61" calcext:value-type="float">
            <text:p>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62" calcext:value-type="float">
            <text:p>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63" calcext:value-type="float">
            <text:p>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64" calcext:value-type="float">
            <text:p>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65" calcext:value-type="float">
            <text:p>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66" calcext:value-type="float">
            <text:p>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67" calcext:value-type="float">
            <text:p>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68" calcext:value-type="float">
            <text:p>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69" calcext:value-type="float">
            <text:p>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70" calcext:value-type="float">
            <text:p>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71" calcext:value-type="float">
            <text:p>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72" calcext:value-type="float">
            <text:p>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73" calcext:value-type="float">
            <text:p>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74" calcext:value-type="float">
            <text:p>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75" calcext:value-type="float">
            <text:p>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76" calcext:value-type="float">
            <text:p>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77" calcext:value-type="float">
            <text:p>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78" calcext:value-type="float">
            <text:p>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79" calcext:value-type="float">
            <text:p>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80" calcext:value-type="float">
            <text:p>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81" calcext:value-type="float">
            <text:p>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82" calcext:value-type="float">
            <text:p>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83" calcext:value-type="float">
            <text:p>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84" calcext:value-type="float">
            <text:p>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85" calcext:value-type="float">
            <text:p>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86" calcext:value-type="float">
            <text:p>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87" calcext:value-type="float">
            <text:p>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88" calcext:value-type="float">
            <text:p>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89" calcext:value-type="float">
            <text:p>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90" calcext:value-type="float">
            <text:p>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91" calcext:value-type="float">
            <text:p>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92" calcext:value-type="float">
            <text:p>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93" calcext:value-type="float">
            <text:p>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94" calcext:value-type="float">
            <text:p>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95" calcext:value-type="float">
            <text:p>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96" calcext:value-type="float">
            <text:p>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97" calcext:value-type="float">
            <text:p>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98" calcext:value-type="float">
            <text:p>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99" calcext:value-type="float">
            <text:p>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200" calcext:value-type="float">
            <text:p>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201" calcext:value-type="float">
            <text:p>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202" calcext:value-type="float">
            <text:p>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203" calcext:value-type="float">
            <text:p>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204" calcext:value-type="float">
            <text:p>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205" calcext:value-type="float">
            <text:p>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206" calcext:value-type="float">
            <text:p>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207" calcext:value-type="float">
            <text:p>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208" calcext:value-type="float">
            <text:p>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209" calcext:value-type="float">
            <text:p>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210" calcext:value-type="float">
            <text:p>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211" calcext:value-type="float">
            <text:p>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212" calcext:value-type="float">
            <text:p>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213" calcext:value-type="float">
            <text:p>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214" calcext:value-type="float">
            <text:p>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215" calcext:value-type="float">
            <text:p>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216" calcext:value-type="float">
            <text:p>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217" calcext:value-type="float">
            <text:p>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218" calcext:value-type="float">
            <text:p>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219" calcext:value-type="float">
            <text:p>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220" calcext:value-type="float">
            <text:p>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221" calcext:value-type="float">
            <text:p>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222" calcext:value-type="float">
            <text:p>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223" calcext:value-type="float">
            <text:p>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224" calcext:value-type="float">
            <text:p>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225" calcext:value-type="float">
            <text:p>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226" calcext:value-type="float">
            <text:p>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227" calcext:value-type="float">
            <text:p>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228" calcext:value-type="float">
            <text:p>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229" calcext:value-type="float">
            <text:p>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230" calcext:value-type="float">
            <text:p>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231" calcext:value-type="float">
            <text:p>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232" calcext:value-type="float">
            <text:p>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233" calcext:value-type="float">
            <text:p>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234" calcext:value-type="float">
            <text:p>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235" calcext:value-type="float">
            <text:p>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236" calcext:value-type="float">
            <text:p>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237" calcext:value-type="float">
            <text:p>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238" calcext:value-type="float">
            <text:p>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239" calcext:value-type="float">
            <text:p>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240" calcext:value-type="float">
            <text:p>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241" calcext:value-type="float">
            <text:p>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242" calcext:value-type="float">
            <text:p>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243" calcext:value-type="float">
            <text:p>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244" calcext:value-type="float">
            <text:p>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245" calcext:value-type="float">
            <text:p>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246" calcext:value-type="float">
            <text:p>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247" calcext:value-type="float">
            <text:p>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248" calcext:value-type="float">
            <text:p>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249" calcext:value-type="float">
            <text:p>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50" calcext:value-type="float">
            <text:p>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51" calcext:value-type="float">
            <text:p>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52" calcext:value-type="float">
            <text:p>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53" calcext:value-type="float">
            <text:p>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54" calcext:value-type="float">
            <text:p>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55" calcext:value-type="float">
            <text:p>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56" calcext:value-type="float">
            <text:p>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57" calcext:value-type="float">
            <text:p>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58" calcext:value-type="float">
            <text:p>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59" calcext:value-type="float">
            <text:p>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60" calcext:value-type="float">
            <text:p>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61" calcext:value-type="float">
            <text:p>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62" calcext:value-type="float">
            <text:p>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63" calcext:value-type="float">
            <text:p>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64" calcext:value-type="float">
            <text:p>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65" calcext:value-type="float">
            <text:p>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66" calcext:value-type="float">
            <text:p>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67" calcext:value-type="float">
            <text:p>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68" calcext:value-type="float">
            <text:p>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69" calcext:value-type="float">
            <text:p>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70" calcext:value-type="float">
            <text:p>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71" calcext:value-type="float">
            <text:p>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72" calcext:value-type="float">
            <text:p>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73" calcext:value-type="float">
            <text:p>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74" calcext:value-type="float">
            <text:p>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75" calcext:value-type="float">
            <text:p>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76" calcext:value-type="float">
            <text:p>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77" calcext:value-type="float">
            <text:p>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78" calcext:value-type="float">
            <text:p>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79" calcext:value-type="float">
            <text:p>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80" calcext:value-type="float">
            <text:p>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81" calcext:value-type="float">
            <text:p>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82" calcext:value-type="float">
            <text:p>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83" calcext:value-type="float">
            <text:p>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84" calcext:value-type="float">
            <text:p>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85" calcext:value-type="float">
            <text:p>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86" calcext:value-type="float">
            <text:p>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87" calcext:value-type="float">
            <text:p>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88" calcext:value-type="float">
            <text:p>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89" calcext:value-type="float">
            <text:p>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90" calcext:value-type="float">
            <text:p>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91" calcext:value-type="float">
            <text:p>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92" calcext:value-type="float">
            <text:p>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93" calcext:value-type="float">
            <text:p>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94" calcext:value-type="float">
            <text:p>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95" calcext:value-type="float">
            <text:p>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96" calcext:value-type="float">
            <text:p>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97" calcext:value-type="float">
            <text:p>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98" calcext:value-type="float">
            <text:p>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99" calcext:value-type="float">
            <text:p>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300" calcext:value-type="float">
            <text:p>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301" calcext:value-type="float">
            <text:p>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302" calcext:value-type="float">
            <text:p>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303" calcext:value-type="float">
            <text:p>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304" calcext:value-type="float">
            <text:p>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305" calcext:value-type="float">
            <text:p>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306" calcext:value-type="float">
            <text:p>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307" calcext:value-type="float">
            <text:p>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308" calcext:value-type="float">
            <text:p>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309" calcext:value-type="float">
            <text:p>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310" calcext:value-type="float">
            <text:p>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311" calcext:value-type="float">
            <text:p>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312" calcext:value-type="float">
            <text:p>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313" calcext:value-type="float">
            <text:p>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314" calcext:value-type="float">
            <text:p>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315" calcext:value-type="float">
            <text:p>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316" calcext:value-type="float">
            <text:p>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317" calcext:value-type="float">
            <text:p>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318" calcext:value-type="float">
            <text:p>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319" calcext:value-type="float">
            <text:p>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320" calcext:value-type="float">
            <text:p>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321" calcext:value-type="float">
            <text:p>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322" calcext:value-type="float">
            <text:p>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323" calcext:value-type="float">
            <text:p>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324" calcext:value-type="float">
            <text:p>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325" calcext:value-type="float">
            <text:p>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326" calcext:value-type="float">
            <text:p>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327" calcext:value-type="float">
            <text:p>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328" calcext:value-type="float">
            <text:p>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329" calcext:value-type="float">
            <text:p>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330" calcext:value-type="float">
            <text:p>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331" calcext:value-type="float">
            <text:p>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332" calcext:value-type="float">
            <text:p>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333" calcext:value-type="float">
            <text:p>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334" calcext:value-type="float">
            <text:p>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335" calcext:value-type="float">
            <text:p>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336" calcext:value-type="float">
            <text:p>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337" calcext:value-type="float">
            <text:p>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338" calcext:value-type="float">
            <text:p>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339" calcext:value-type="float">
            <text:p>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340" calcext:value-type="float">
            <text:p>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341" calcext:value-type="float">
            <text:p>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342" calcext:value-type="float">
            <text:p>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343" calcext:value-type="float">
            <text:p>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344" calcext:value-type="float">
            <text:p>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345" calcext:value-type="float">
            <text:p>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346" calcext:value-type="float">
            <text:p>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347" calcext:value-type="float">
            <text:p>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348" calcext:value-type="float">
            <text:p>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349" calcext:value-type="float">
            <text:p>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50" calcext:value-type="float">
            <text:p>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51" calcext:value-type="float">
            <text:p>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52" calcext:value-type="float">
            <text:p>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53" calcext:value-type="float">
            <text:p>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54" calcext:value-type="float">
            <text:p>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55" calcext:value-type="float">
            <text:p>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56" calcext:value-type="float">
            <text:p>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57" calcext:value-type="float">
            <text:p>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58" calcext:value-type="float">
            <text:p>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59" calcext:value-type="float">
            <text:p>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60" calcext:value-type="float">
            <text:p>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61" calcext:value-type="float">
            <text:p>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62" calcext:value-type="float">
            <text:p>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63" calcext:value-type="float">
            <text:p>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64" calcext:value-type="float">
            <text:p>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65" calcext:value-type="float">
            <text:p>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66" calcext:value-type="float">
            <text:p>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67" calcext:value-type="float">
            <text:p>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68" calcext:value-type="float">
            <text:p>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69" calcext:value-type="float">
            <text:p>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70" calcext:value-type="float">
            <text:p>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71" calcext:value-type="float">
            <text:p>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72" calcext:value-type="float">
            <text:p>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73" calcext:value-type="float">
            <text:p>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74" calcext:value-type="float">
            <text:p>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75" calcext:value-type="float">
            <text:p>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76" calcext:value-type="float">
            <text:p>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77" calcext:value-type="float">
            <text:p>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78" calcext:value-type="float">
            <text:p>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79" calcext:value-type="float">
            <text:p>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80" calcext:value-type="float">
            <text:p>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81" calcext:value-type="float">
            <text:p>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82" calcext:value-type="float">
            <text:p>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83" calcext:value-type="float">
            <text:p>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84" calcext:value-type="float">
            <text:p>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85" calcext:value-type="float">
            <text:p>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86" calcext:value-type="float">
            <text:p>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87" calcext:value-type="float">
            <text:p>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88" calcext:value-type="float">
            <text:p>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89" calcext:value-type="float">
            <text:p>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90" calcext:value-type="float">
            <text:p>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91" calcext:value-type="float">
            <text:p>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92" calcext:value-type="float">
            <text:p>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93" calcext:value-type="float">
            <text:p>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94" calcext:value-type="float">
            <text:p>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95" calcext:value-type="float">
            <text:p>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96" calcext:value-type="float">
            <text:p>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97" calcext:value-type="float">
            <text:p>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98" calcext:value-type="float">
            <text:p>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99" calcext:value-type="float">
            <text:p>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400" calcext:value-type="float">
            <text:p>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401" calcext:value-type="float">
            <text:p>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402" calcext:value-type="float">
            <text:p>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403" calcext:value-type="float">
            <text:p>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404" calcext:value-type="float">
            <text:p>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405" calcext:value-type="float">
            <text:p>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406" calcext:value-type="float">
            <text:p>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407" calcext:value-type="float">
            <text:p>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408" calcext:value-type="float">
            <text:p>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409" calcext:value-type="float">
            <text:p>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410" calcext:value-type="float">
            <text:p>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411" calcext:value-type="float">
            <text:p>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412" calcext:value-type="float">
            <text:p>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413" calcext:value-type="float">
            <text:p>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414" calcext:value-type="float">
            <text:p>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415" calcext:value-type="float">
            <text:p>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416" calcext:value-type="float">
            <text:p>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417" calcext:value-type="float">
            <text:p>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418" calcext:value-type="float">
            <text:p>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419" calcext:value-type="float">
            <text:p>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420" calcext:value-type="float">
            <text:p>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421" calcext:value-type="float">
            <text:p>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422" calcext:value-type="float">
            <text:p>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423" calcext:value-type="float">
            <text:p>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424" calcext:value-type="float">
            <text:p>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425" calcext:value-type="float">
            <text:p>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426" calcext:value-type="float">
            <text:p>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427" calcext:value-type="float">
            <text:p>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428" calcext:value-type="float">
            <text:p>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429" calcext:value-type="float">
            <text:p>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430" calcext:value-type="float">
            <text:p>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431" calcext:value-type="float">
            <text:p>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432" calcext:value-type="float">
            <text:p>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433" calcext:value-type="float">
            <text:p>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434" calcext:value-type="float">
            <text:p>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435" calcext:value-type="float">
            <text:p>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436" calcext:value-type="float">
            <text:p>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437" calcext:value-type="float">
            <text:p>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438" calcext:value-type="float">
            <text:p>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439" calcext:value-type="float">
            <text:p>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440" calcext:value-type="float">
            <text:p>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441" calcext:value-type="float">
            <text:p>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442" calcext:value-type="float">
            <text:p>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443" calcext:value-type="float">
            <text:p>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444" calcext:value-type="float">
            <text:p>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445" calcext:value-type="float">
            <text:p>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446" calcext:value-type="float">
            <text:p>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447" calcext:value-type="float">
            <text:p>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448" calcext:value-type="float">
            <text:p>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449" calcext:value-type="float">
            <text:p>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50" calcext:value-type="float">
            <text:p>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51" calcext:value-type="float">
            <text:p>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52" calcext:value-type="float">
            <text:p>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53" calcext:value-type="float">
            <text:p>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54" calcext:value-type="float">
            <text:p>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55" calcext:value-type="float">
            <text:p>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56" calcext:value-type="float">
            <text:p>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57" calcext:value-type="float">
            <text:p>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58" calcext:value-type="float">
            <text:p>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59" calcext:value-type="float">
            <text:p>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60" calcext:value-type="float">
            <text:p>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61" calcext:value-type="float">
            <text:p>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62" calcext:value-type="float">
            <text:p>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63" calcext:value-type="float">
            <text:p>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64" calcext:value-type="float">
            <text:p>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65" calcext:value-type="float">
            <text:p>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66" calcext:value-type="float">
            <text:p>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67" calcext:value-type="float">
            <text:p>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68" calcext:value-type="float">
            <text:p>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69" calcext:value-type="float">
            <text:p>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70" calcext:value-type="float">
            <text:p>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71" calcext:value-type="float">
            <text:p>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72" calcext:value-type="float">
            <text:p>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73" calcext:value-type="float">
            <text:p>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74" calcext:value-type="float">
            <text:p>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75" calcext:value-type="float">
            <text:p>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76" calcext:value-type="float">
            <text:p>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77" calcext:value-type="float">
            <text:p>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78" calcext:value-type="float">
            <text:p>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79" calcext:value-type="float">
            <text:p>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80" calcext:value-type="float">
            <text:p>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81" calcext:value-type="float">
            <text:p>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82" calcext:value-type="float">
            <text:p>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83" calcext:value-type="float">
            <text:p>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84" calcext:value-type="float">
            <text:p>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85" calcext:value-type="float">
            <text:p>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86" calcext:value-type="float">
            <text:p>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87" calcext:value-type="float">
            <text:p>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88" calcext:value-type="float">
            <text:p>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89" calcext:value-type="float">
            <text:p>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90" calcext:value-type="float">
            <text:p>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91" calcext:value-type="float">
            <text:p>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92" calcext:value-type="float">
            <text:p>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93" calcext:value-type="float">
            <text:p>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94" calcext:value-type="float">
            <text:p>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95" calcext:value-type="float">
            <text:p>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96" calcext:value-type="float">
            <text:p>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97" calcext:value-type="float">
            <text:p>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98" calcext:value-type="float">
            <text:p>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99" calcext:value-type="float">
            <text:p>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500" calcext:value-type="float">
            <text:p>5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501" calcext:value-type="float">
            <text:p>5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502" calcext:value-type="float">
            <text:p>5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503" calcext:value-type="float">
            <text:p>5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504" calcext:value-type="float">
            <text:p>5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505" calcext:value-type="float">
            <text:p>5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506" calcext:value-type="float">
            <text:p>5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507" calcext:value-type="float">
            <text:p>5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508" calcext:value-type="float">
            <text:p>5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509" calcext:value-type="float">
            <text:p>5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510" calcext:value-type="float">
            <text:p>5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511" calcext:value-type="float">
            <text:p>5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512" calcext:value-type="float">
            <text:p>5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513" calcext:value-type="float">
            <text:p>5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514" calcext:value-type="float">
            <text:p>5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515" calcext:value-type="float">
            <text:p>5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516" calcext:value-type="float">
            <text:p>5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517" calcext:value-type="float">
            <text:p>5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518" calcext:value-type="float">
            <text:p>5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519" calcext:value-type="float">
            <text:p>5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520" calcext:value-type="float">
            <text:p>5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521" calcext:value-type="float">
            <text:p>5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522" calcext:value-type="float">
            <text:p>5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523" calcext:value-type="float">
            <text:p>5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524" calcext:value-type="float">
            <text:p>5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525" calcext:value-type="float">
            <text:p>5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526" calcext:value-type="float">
            <text:p>5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527" calcext:value-type="float">
            <text:p>5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528" calcext:value-type="float">
            <text:p>5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529" calcext:value-type="float">
            <text:p>5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530" calcext:value-type="float">
            <text:p>5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531" calcext:value-type="float">
            <text:p>5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532" calcext:value-type="float">
            <text:p>5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533" calcext:value-type="float">
            <text:p>5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534" calcext:value-type="float">
            <text:p>5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535" calcext:value-type="float">
            <text:p>5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536" calcext:value-type="float">
            <text:p>5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537" calcext:value-type="float">
            <text:p>5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538" calcext:value-type="float">
            <text:p>5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539" calcext:value-type="float">
            <text:p>5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540" calcext:value-type="float">
            <text:p>5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541" calcext:value-type="float">
            <text:p>5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542" calcext:value-type="float">
            <text:p>5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543" calcext:value-type="float">
            <text:p>5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544" calcext:value-type="float">
            <text:p>5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545" calcext:value-type="float">
            <text:p>5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546" calcext:value-type="float">
            <text:p>5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547" calcext:value-type="float">
            <text:p>5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548" calcext:value-type="float">
            <text:p>5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549" calcext:value-type="float">
            <text:p>5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50" calcext:value-type="float">
            <text:p>5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51" calcext:value-type="float">
            <text:p>5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52" calcext:value-type="float">
            <text:p>5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53" calcext:value-type="float">
            <text:p>5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54" calcext:value-type="float">
            <text:p>5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55" calcext:value-type="float">
            <text:p>5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56" calcext:value-type="float">
            <text:p>5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57" calcext:value-type="float">
            <text:p>5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58" calcext:value-type="float">
            <text:p>5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59" calcext:value-type="float">
            <text:p>5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60" calcext:value-type="float">
            <text:p>5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61" calcext:value-type="float">
            <text:p>5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62" calcext:value-type="float">
            <text:p>5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63" calcext:value-type="float">
            <text:p>5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64" calcext:value-type="float">
            <text:p>5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65" calcext:value-type="float">
            <text:p>5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66" calcext:value-type="float">
            <text:p>5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67" calcext:value-type="float">
            <text:p>5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68" calcext:value-type="float">
            <text:p>5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69" calcext:value-type="float">
            <text:p>5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70" calcext:value-type="float">
            <text:p>5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71" calcext:value-type="float">
            <text:p>5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72" calcext:value-type="float">
            <text:p>5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73" calcext:value-type="float">
            <text:p>5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74" calcext:value-type="float">
            <text:p>5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75" calcext:value-type="float">
            <text:p>5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76" calcext:value-type="float">
            <text:p>5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77" calcext:value-type="float">
            <text:p>5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78" calcext:value-type="float">
            <text:p>5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79" calcext:value-type="float">
            <text:p>5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80" calcext:value-type="float">
            <text:p>5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81" calcext:value-type="float">
            <text:p>5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82" calcext:value-type="float">
            <text:p>5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83" calcext:value-type="float">
            <text:p>5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84" calcext:value-type="float">
            <text:p>5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85" calcext:value-type="float">
            <text:p>5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86" calcext:value-type="float">
            <text:p>5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87" calcext:value-type="float">
            <text:p>5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88" calcext:value-type="float">
            <text:p>5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89" calcext:value-type="float">
            <text:p>5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90" calcext:value-type="float">
            <text:p>5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91" calcext:value-type="float">
            <text:p>5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92" calcext:value-type="float">
            <text:p>5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93" calcext:value-type="float">
            <text:p>5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94" calcext:value-type="float">
            <text:p>5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95" calcext:value-type="float">
            <text:p>5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96" calcext:value-type="float">
            <text:p>5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97" calcext:value-type="float">
            <text:p>5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98" calcext:value-type="float">
            <text:p>5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99" calcext:value-type="float">
            <text:p>5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600" calcext:value-type="float">
            <text:p>6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601" calcext:value-type="float">
            <text:p>6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602" calcext:value-type="float">
            <text:p>6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603" calcext:value-type="float">
            <text:p>6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604" calcext:value-type="float">
            <text:p>6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605" calcext:value-type="float">
            <text:p>6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606" calcext:value-type="float">
            <text:p>6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607" calcext:value-type="float">
            <text:p>6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608" calcext:value-type="float">
            <text:p>6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609" calcext:value-type="float">
            <text:p>6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610" calcext:value-type="float">
            <text:p>6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611" calcext:value-type="float">
            <text:p>6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612" calcext:value-type="float">
            <text:p>6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613" calcext:value-type="float">
            <text:p>6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614" calcext:value-type="float">
            <text:p>6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615" calcext:value-type="float">
            <text:p>6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616" calcext:value-type="float">
            <text:p>6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617" calcext:value-type="float">
            <text:p>6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618" calcext:value-type="float">
            <text:p>6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619" calcext:value-type="float">
            <text:p>6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620" calcext:value-type="float">
            <text:p>6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621" calcext:value-type="float">
            <text:p>6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622" calcext:value-type="float">
            <text:p>6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623" calcext:value-type="float">
            <text:p>6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624" calcext:value-type="float">
            <text:p>6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625" calcext:value-type="float">
            <text:p>6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626" calcext:value-type="float">
            <text:p>6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627" calcext:value-type="float">
            <text:p>6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628" calcext:value-type="float">
            <text:p>6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629" calcext:value-type="float">
            <text:p>6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630" calcext:value-type="float">
            <text:p>6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631" calcext:value-type="float">
            <text:p>6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632" calcext:value-type="float">
            <text:p>6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633" calcext:value-type="float">
            <text:p>6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634" calcext:value-type="float">
            <text:p>6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635" calcext:value-type="float">
            <text:p>6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636" calcext:value-type="float">
            <text:p>6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637" calcext:value-type="float">
            <text:p>6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638" calcext:value-type="float">
            <text:p>6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639" calcext:value-type="float">
            <text:p>6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640" calcext:value-type="float">
            <text:p>6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641" calcext:value-type="float">
            <text:p>6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642" calcext:value-type="float">
            <text:p>6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643" calcext:value-type="float">
            <text:p>6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644" calcext:value-type="float">
            <text:p>6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645" calcext:value-type="float">
            <text:p>6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646" calcext:value-type="float">
            <text:p>6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647" calcext:value-type="float">
            <text:p>6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648" calcext:value-type="float">
            <text:p>6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649" calcext:value-type="float">
            <text:p>6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50" calcext:value-type="float">
            <text:p>6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51" calcext:value-type="float">
            <text:p>6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52" calcext:value-type="float">
            <text:p>6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53" calcext:value-type="float">
            <text:p>6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54" calcext:value-type="float">
            <text:p>6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55" calcext:value-type="float">
            <text:p>6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56" calcext:value-type="float">
            <text:p>6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57" calcext:value-type="float">
            <text:p>6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58" calcext:value-type="float">
            <text:p>6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59" calcext:value-type="float">
            <text:p>6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60" calcext:value-type="float">
            <text:p>6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61" calcext:value-type="float">
            <text:p>6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62" calcext:value-type="float">
            <text:p>6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63" calcext:value-type="float">
            <text:p>6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64" calcext:value-type="float">
            <text:p>6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65" calcext:value-type="float">
            <text:p>6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66" calcext:value-type="float">
            <text:p>6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67" calcext:value-type="float">
            <text:p>6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68" calcext:value-type="float">
            <text:p>6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69" calcext:value-type="float">
            <text:p>6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70" calcext:value-type="float">
            <text:p>6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71" calcext:value-type="float">
            <text:p>6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72" calcext:value-type="float">
            <text:p>6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73" calcext:value-type="float">
            <text:p>6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74" calcext:value-type="float">
            <text:p>6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75" calcext:value-type="float">
            <text:p>6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76" calcext:value-type="float">
            <text:p>6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77" calcext:value-type="float">
            <text:p>6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78" calcext:value-type="float">
            <text:p>6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79" calcext:value-type="float">
            <text:p>6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80" calcext:value-type="float">
            <text:p>6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81" calcext:value-type="float">
            <text:p>6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82" calcext:value-type="float">
            <text:p>6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83" calcext:value-type="float">
            <text:p>6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84" calcext:value-type="float">
            <text:p>6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85" calcext:value-type="float">
            <text:p>6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86" calcext:value-type="float">
            <text:p>6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87" calcext:value-type="float">
            <text:p>6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88" calcext:value-type="float">
            <text:p>6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89" calcext:value-type="float">
            <text:p>6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90" calcext:value-type="float">
            <text:p>6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91" calcext:value-type="float">
            <text:p>6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92" calcext:value-type="float">
            <text:p>6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93" calcext:value-type="float">
            <text:p>6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94" calcext:value-type="float">
            <text:p>6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95" calcext:value-type="float">
            <text:p>6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96" calcext:value-type="float">
            <text:p>6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97" calcext:value-type="float">
            <text:p>6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98" calcext:value-type="float">
            <text:p>6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99" calcext:value-type="float">
            <text:p>6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700" calcext:value-type="float">
            <text:p>7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701" calcext:value-type="float">
            <text:p>7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702" calcext:value-type="float">
            <text:p>7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703" calcext:value-type="float">
            <text:p>7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704" calcext:value-type="float">
            <text:p>7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705" calcext:value-type="float">
            <text:p>7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706" calcext:value-type="float">
            <text:p>7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707" calcext:value-type="float">
            <text:p>7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708" calcext:value-type="float">
            <text:p>7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709" calcext:value-type="float">
            <text:p>7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710" calcext:value-type="float">
            <text:p>7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711" calcext:value-type="float">
            <text:p>7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712" calcext:value-type="float">
            <text:p>7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713" calcext:value-type="float">
            <text:p>7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714" calcext:value-type="float">
            <text:p>7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715" calcext:value-type="float">
            <text:p>7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716" calcext:value-type="float">
            <text:p>7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717" calcext:value-type="float">
            <text:p>7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718" calcext:value-type="float">
            <text:p>7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719" calcext:value-type="float">
            <text:p>7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720" calcext:value-type="float">
            <text:p>7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721" calcext:value-type="float">
            <text:p>7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722" calcext:value-type="float">
            <text:p>7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723" calcext:value-type="float">
            <text:p>7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724" calcext:value-type="float">
            <text:p>7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725" calcext:value-type="float">
            <text:p>7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726" calcext:value-type="float">
            <text:p>7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727" calcext:value-type="float">
            <text:p>7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728" calcext:value-type="float">
            <text:p>7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729" calcext:value-type="float">
            <text:p>7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730" calcext:value-type="float">
            <text:p>7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731" calcext:value-type="float">
            <text:p>7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732" calcext:value-type="float">
            <text:p>7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733" calcext:value-type="float">
            <text:p>7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734" calcext:value-type="float">
            <text:p>7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735" calcext:value-type="float">
            <text:p>7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736" calcext:value-type="float">
            <text:p>7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737" calcext:value-type="float">
            <text:p>7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738" calcext:value-type="float">
            <text:p>7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739" calcext:value-type="float">
            <text:p>7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740" calcext:value-type="float">
            <text:p>7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741" calcext:value-type="float">
            <text:p>7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742" calcext:value-type="float">
            <text:p>7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743" calcext:value-type="float">
            <text:p>7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744" calcext:value-type="float">
            <text:p>7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745" calcext:value-type="float">
            <text:p>7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746" calcext:value-type="float">
            <text:p>7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747" calcext:value-type="float">
            <text:p>7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748" calcext:value-type="float">
            <text:p>7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749" calcext:value-type="float">
            <text:p>7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50" calcext:value-type="float">
            <text:p>7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51" calcext:value-type="float">
            <text:p>7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52" calcext:value-type="float">
            <text:p>7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53" calcext:value-type="float">
            <text:p>7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54" calcext:value-type="float">
            <text:p>7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55" calcext:value-type="float">
            <text:p>7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56" calcext:value-type="float">
            <text:p>7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57" calcext:value-type="float">
            <text:p>7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58" calcext:value-type="float">
            <text:p>7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59" calcext:value-type="float">
            <text:p>7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60" calcext:value-type="float">
            <text:p>7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61" calcext:value-type="float">
            <text:p>7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62" calcext:value-type="float">
            <text:p>7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63" calcext:value-type="float">
            <text:p>7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64" calcext:value-type="float">
            <text:p>7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65" calcext:value-type="float">
            <text:p>7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66" calcext:value-type="float">
            <text:p>7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67" calcext:value-type="float">
            <text:p>7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68" calcext:value-type="float">
            <text:p>7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69" calcext:value-type="float">
            <text:p>7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70" calcext:value-type="float">
            <text:p>7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71" calcext:value-type="float">
            <text:p>7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72" calcext:value-type="float">
            <text:p>7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73" calcext:value-type="float">
            <text:p>7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74" calcext:value-type="float">
            <text:p>7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75" calcext:value-type="float">
            <text:p>7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76" calcext:value-type="float">
            <text:p>7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77" calcext:value-type="float">
            <text:p>7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78" calcext:value-type="float">
            <text:p>7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79" calcext:value-type="float">
            <text:p>7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80" calcext:value-type="float">
            <text:p>7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81" calcext:value-type="float">
            <text:p>7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82" calcext:value-type="float">
            <text:p>7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83" calcext:value-type="float">
            <text:p>7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84" calcext:value-type="float">
            <text:p>7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85" calcext:value-type="float">
            <text:p>7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86" calcext:value-type="float">
            <text:p>7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87" calcext:value-type="float">
            <text:p>7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88" calcext:value-type="float">
            <text:p>7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89" calcext:value-type="float">
            <text:p>7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90" calcext:value-type="float">
            <text:p>7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91" calcext:value-type="float">
            <text:p>7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92" calcext:value-type="float">
            <text:p>7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93" calcext:value-type="float">
            <text:p>7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94" calcext:value-type="float">
            <text:p>7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95" calcext:value-type="float">
            <text:p>7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96" calcext:value-type="float">
            <text:p>7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97" calcext:value-type="float">
            <text:p>7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98" calcext:value-type="float">
            <text:p>7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99" calcext:value-type="float">
            <text:p>7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800" calcext:value-type="float">
            <text:p>8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801" calcext:value-type="float">
            <text:p>8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802" calcext:value-type="float">
            <text:p>8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803" calcext:value-type="float">
            <text:p>8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804" calcext:value-type="float">
            <text:p>8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805" calcext:value-type="float">
            <text:p>8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806" calcext:value-type="float">
            <text:p>8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807" calcext:value-type="float">
            <text:p>8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808" calcext:value-type="float">
            <text:p>8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809" calcext:value-type="float">
            <text:p>8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810" calcext:value-type="float">
            <text:p>8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811" calcext:value-type="float">
            <text:p>8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812" calcext:value-type="float">
            <text:p>8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813" calcext:value-type="float">
            <text:p>8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814" calcext:value-type="float">
            <text:p>8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815" calcext:value-type="float">
            <text:p>8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816" calcext:value-type="float">
            <text:p>8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817" calcext:value-type="float">
            <text:p>8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818" calcext:value-type="float">
            <text:p>8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819" calcext:value-type="float">
            <text:p>8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820" calcext:value-type="float">
            <text:p>8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821" calcext:value-type="float">
            <text:p>8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822" calcext:value-type="float">
            <text:p>8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823" calcext:value-type="float">
            <text:p>8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824" calcext:value-type="float">
            <text:p>8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825" calcext:value-type="float">
            <text:p>8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826" calcext:value-type="float">
            <text:p>8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827" calcext:value-type="float">
            <text:p>8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828" calcext:value-type="float">
            <text:p>8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829" calcext:value-type="float">
            <text:p>8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830" calcext:value-type="float">
            <text:p>8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831" calcext:value-type="float">
            <text:p>8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832" calcext:value-type="float">
            <text:p>8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833" calcext:value-type="float">
            <text:p>8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834" calcext:value-type="float">
            <text:p>8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835" calcext:value-type="float">
            <text:p>8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836" calcext:value-type="float">
            <text:p>8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837" calcext:value-type="float">
            <text:p>8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838" calcext:value-type="float">
            <text:p>8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839" calcext:value-type="float">
            <text:p>8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840" calcext:value-type="float">
            <text:p>8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841" calcext:value-type="float">
            <text:p>8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842" calcext:value-type="float">
            <text:p>8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843" calcext:value-type="float">
            <text:p>8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844" calcext:value-type="float">
            <text:p>8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845" calcext:value-type="float">
            <text:p>8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846" calcext:value-type="float">
            <text:p>8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847" calcext:value-type="float">
            <text:p>8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848" calcext:value-type="float">
            <text:p>8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849" calcext:value-type="float">
            <text:p>8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50" calcext:value-type="float">
            <text:p>8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51" calcext:value-type="float">
            <text:p>8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52" calcext:value-type="float">
            <text:p>8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53" calcext:value-type="float">
            <text:p>8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54" calcext:value-type="float">
            <text:p>8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55" calcext:value-type="float">
            <text:p>8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56" calcext:value-type="float">
            <text:p>8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57" calcext:value-type="float">
            <text:p>8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58" calcext:value-type="float">
            <text:p>8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59" calcext:value-type="float">
            <text:p>8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60" calcext:value-type="float">
            <text:p>8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61" calcext:value-type="float">
            <text:p>8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62" calcext:value-type="float">
            <text:p>8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63" calcext:value-type="float">
            <text:p>8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64" calcext:value-type="float">
            <text:p>8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65" calcext:value-type="float">
            <text:p>8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66" calcext:value-type="float">
            <text:p>8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67" calcext:value-type="float">
            <text:p>8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68" calcext:value-type="float">
            <text:p>8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69" calcext:value-type="float">
            <text:p>8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70" calcext:value-type="float">
            <text:p>8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71" calcext:value-type="float">
            <text:p>8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72" calcext:value-type="float">
            <text:p>8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73" calcext:value-type="float">
            <text:p>8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74" calcext:value-type="float">
            <text:p>8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75" calcext:value-type="float">
            <text:p>8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76" calcext:value-type="float">
            <text:p>8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77" calcext:value-type="float">
            <text:p>8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78" calcext:value-type="float">
            <text:p>8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79" calcext:value-type="float">
            <text:p>8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80" calcext:value-type="float">
            <text:p>8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81" calcext:value-type="float">
            <text:p>8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82" calcext:value-type="float">
            <text:p>8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83" calcext:value-type="float">
            <text:p>8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84" calcext:value-type="float">
            <text:p>8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85" calcext:value-type="float">
            <text:p>8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86" calcext:value-type="float">
            <text:p>8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87" calcext:value-type="float">
            <text:p>8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88" calcext:value-type="float">
            <text:p>8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89" calcext:value-type="float">
            <text:p>8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90" calcext:value-type="float">
            <text:p>8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91" calcext:value-type="float">
            <text:p>8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92" calcext:value-type="float">
            <text:p>8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93" calcext:value-type="float">
            <text:p>8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94" calcext:value-type="float">
            <text:p>8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95" calcext:value-type="float">
            <text:p>8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96" calcext:value-type="float">
            <text:p>8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97" calcext:value-type="float">
            <text:p>8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98" calcext:value-type="float">
            <text:p>8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99" calcext:value-type="float">
            <text:p>8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900" calcext:value-type="float">
            <text:p>9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901" calcext:value-type="float">
            <text:p>9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902" calcext:value-type="float">
            <text:p>9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903" calcext:value-type="float">
            <text:p>9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904" calcext:value-type="float">
            <text:p>9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905" calcext:value-type="float">
            <text:p>9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906" calcext:value-type="float">
            <text:p>9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907" calcext:value-type="float">
            <text:p>9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908" calcext:value-type="float">
            <text:p>9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909" calcext:value-type="float">
            <text:p>9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910" calcext:value-type="float">
            <text:p>9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911" calcext:value-type="float">
            <text:p>9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912" calcext:value-type="float">
            <text:p>9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913" calcext:value-type="float">
            <text:p>9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914" calcext:value-type="float">
            <text:p>9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915" calcext:value-type="float">
            <text:p>9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916" calcext:value-type="float">
            <text:p>9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917" calcext:value-type="float">
            <text:p>9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918" calcext:value-type="float">
            <text:p>9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919" calcext:value-type="float">
            <text:p>9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920" calcext:value-type="float">
            <text:p>9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921" calcext:value-type="float">
            <text:p>9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922" calcext:value-type="float">
            <text:p>9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923" calcext:value-type="float">
            <text:p>9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924" calcext:value-type="float">
            <text:p>9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925" calcext:value-type="float">
            <text:p>9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926" calcext:value-type="float">
            <text:p>9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927" calcext:value-type="float">
            <text:p>9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928" calcext:value-type="float">
            <text:p>9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929" calcext:value-type="float">
            <text:p>9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930" calcext:value-type="float">
            <text:p>9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931" calcext:value-type="float">
            <text:p>9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932" calcext:value-type="float">
            <text:p>9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933" calcext:value-type="float">
            <text:p>9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934" calcext:value-type="float">
            <text:p>9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935" calcext:value-type="float">
            <text:p>9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936" calcext:value-type="float">
            <text:p>9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937" calcext:value-type="float">
            <text:p>9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938" calcext:value-type="float">
            <text:p>9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939" calcext:value-type="float">
            <text:p>9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940" calcext:value-type="float">
            <text:p>9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941" calcext:value-type="float">
            <text:p>9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942" calcext:value-type="float">
            <text:p>9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943" calcext:value-type="float">
            <text:p>9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944" calcext:value-type="float">
            <text:p>9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945" calcext:value-type="float">
            <text:p>9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946" calcext:value-type="float">
            <text:p>9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947" calcext:value-type="float">
            <text:p>9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948" calcext:value-type="float">
            <text:p>9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949" calcext:value-type="float">
            <text:p>9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50" calcext:value-type="float">
            <text:p>9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51" calcext:value-type="float">
            <text:p>9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52" calcext:value-type="float">
            <text:p>9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53" calcext:value-type="float">
            <text:p>9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54" calcext:value-type="float">
            <text:p>9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55" calcext:value-type="float">
            <text:p>9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56" calcext:value-type="float">
            <text:p>9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57" calcext:value-type="float">
            <text:p>9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58" calcext:value-type="float">
            <text:p>9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59" calcext:value-type="float">
            <text:p>9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60" calcext:value-type="float">
            <text:p>9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61" calcext:value-type="float">
            <text:p>9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62" calcext:value-type="float">
            <text:p>9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63" calcext:value-type="float">
            <text:p>9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64" calcext:value-type="float">
            <text:p>9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65" calcext:value-type="float">
            <text:p>9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66" calcext:value-type="float">
            <text:p>9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67" calcext:value-type="float">
            <text:p>9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68" calcext:value-type="float">
            <text:p>9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69" calcext:value-type="float">
            <text:p>9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70" calcext:value-type="float">
            <text:p>9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71" calcext:value-type="float">
            <text:p>9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72" calcext:value-type="float">
            <text:p>9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73" calcext:value-type="float">
            <text:p>9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74" calcext:value-type="float">
            <text:p>9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75" calcext:value-type="float">
            <text:p>9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76" calcext:value-type="float">
            <text:p>9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77" calcext:value-type="float">
            <text:p>9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78" calcext:value-type="float">
            <text:p>9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79" calcext:value-type="float">
            <text:p>9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80" calcext:value-type="float">
            <text:p>9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81" calcext:value-type="float">
            <text:p>9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82" calcext:value-type="float">
            <text:p>9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83" calcext:value-type="float">
            <text:p>9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84" calcext:value-type="float">
            <text:p>9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85" calcext:value-type="float">
            <text:p>9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86" calcext:value-type="float">
            <text:p>9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87" calcext:value-type="float">
            <text:p>9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88" calcext:value-type="float">
            <text:p>9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89" calcext:value-type="float">
            <text:p>9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90" calcext:value-type="float">
            <text:p>9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91" calcext:value-type="float">
            <text:p>9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92" calcext:value-type="float">
            <text:p>9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93" calcext:value-type="float">
            <text:p>9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94" calcext:value-type="float">
            <text:p>9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95" calcext:value-type="float">
            <text:p>9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96" calcext:value-type="float">
            <text:p>9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97" calcext:value-type="float">
            <text:p>9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98" calcext:value-type="float">
            <text:p>9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99" calcext:value-type="float">
            <text:p>9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50" calcext:value-type="float">
            <text:p>1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51" calcext:value-type="float">
            <text:p>1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52" calcext:value-type="float">
            <text:p>1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53" calcext:value-type="float">
            <text:p>1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54" calcext:value-type="float">
            <text:p>1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55" calcext:value-type="float">
            <text:p>1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56" calcext:value-type="float">
            <text:p>1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57" calcext:value-type="float">
            <text:p>1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58" calcext:value-type="float">
            <text:p>1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59" calcext:value-type="float">
            <text:p>1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60" calcext:value-type="float">
            <text:p>1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61" calcext:value-type="float">
            <text:p>1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62" calcext:value-type="float">
            <text:p>1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63" calcext:value-type="float">
            <text:p>1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64" calcext:value-type="float">
            <text:p>1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65" calcext:value-type="float">
            <text:p>1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66" calcext:value-type="float">
            <text:p>1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67" calcext:value-type="float">
            <text:p>1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68" calcext:value-type="float">
            <text:p>1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69" calcext:value-type="float">
            <text:p>1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70" calcext:value-type="float">
            <text:p>1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71" calcext:value-type="float">
            <text:p>1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72" calcext:value-type="float">
            <text:p>1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73" calcext:value-type="float">
            <text:p>1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74" calcext:value-type="float">
            <text:p>1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75" calcext:value-type="float">
            <text:p>1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76" calcext:value-type="float">
            <text:p>1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77" calcext:value-type="float">
            <text:p>1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78" calcext:value-type="float">
            <text:p>1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79" calcext:value-type="float">
            <text:p>1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80" calcext:value-type="float">
            <text:p>1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81" calcext:value-type="float">
            <text:p>1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82" calcext:value-type="float">
            <text:p>1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83" calcext:value-type="float">
            <text:p>1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84" calcext:value-type="float">
            <text:p>1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85" calcext:value-type="float">
            <text:p>1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86" calcext:value-type="float">
            <text:p>1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87" calcext:value-type="float">
            <text:p>1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88" calcext:value-type="float">
            <text:p>1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89" calcext:value-type="float">
            <text:p>1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90" calcext:value-type="float">
            <text:p>1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91" calcext:value-type="float">
            <text:p>1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92" calcext:value-type="float">
            <text:p>1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93" calcext:value-type="float">
            <text:p>1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94" calcext:value-type="float">
            <text:p>1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95" calcext:value-type="float">
            <text:p>1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96" calcext:value-type="float">
            <text:p>1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97" calcext:value-type="float">
            <text:p>1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98" calcext:value-type="float">
            <text:p>1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99" calcext:value-type="float">
            <text:p>1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17">
          <table:table-cell table:number-columns-repeated="1025"/>
        </table:table-row>
        <calcext:conditional-formats>
          <calcext:conditional-format calcext:target-range-address="Cenários.G2:Cenários.G5 Cenários.G10:Cenários.G1500 Cenários.G7:Cenários.G8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25"/>
        <table:table-row table:style-name="ro4" table:number-rows-repeated="2">
          <table:table-cell table:number-columns-repeated="1024"/>
        </table:table-row>
        <table:table-row table:style-name="ro4">
          <table:table-cell table:style-name="ce66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66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4">
        <table:table-column table:style-name="co15" table:number-columns-repeated="2" table:default-cell-style-name="ce25"/>
        <table:table-column table:style-name="co16" table:default-cell-style-name="ce25"/>
        <table:table-column table:style-name="co3" table:number-columns-repeated="1021" table:default-cell-style-name="ce25"/>
        <table:table-row table:style-name="ro4">
          <table:table-cell table:number-columns-repeated="1024"/>
        </table:table-row>
        <table:table-row table:style-name="ro18">
          <table:table-cell table:style-name="ce77" office:value-type="string" calcext:value-type="string" table:number-columns-spanned="3" table:number-rows-spanned="1">
            <text:p>Resultados</text:p>
          </table:table-cell>
          <table:covered-table-cell table:style-name="ce81"/>
          <table:covered-table-cell table:style-name="ce85"/>
          <table:table-cell table:number-columns-repeated="1021"/>
        </table:table-row>
        <table:table-row table:style-name="ro3">
          <table:table-cell table:style-name="ce78" office:value-type="string" calcext:value-type="string">
            <text:p>Total de Cenários</text:p>
          </table:table-cell>
          <table:table-cell table:style-name="ce82" table:formula="of:=COUNTA([$Cenários.B:.B])-1" office:value-type="float" office:value="50" calcext:value-type="float">
            <text:p>50</text:p>
          </table:table-cell>
          <table:table-cell table:style-name="ce86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79" office:value-type="string" calcext:value-type="string">
            <text:p>Cenários OK</text:p>
          </table:table-cell>
          <table:table-cell table:style-name="ce83" table:formula="of:=COUNTIF([$Cenários.G:.G];&quot;OK&quot;)" office:value-type="float" office:value="45" calcext:value-type="float">
            <text:p>45</text:p>
          </table:table-cell>
          <table:table-cell table:style-name="ce99" table:formula="of:=[.B4]/[.B3]" office:value-type="percentage" office:value="0.9" calcext:value-type="percentage">
            <text:p>90,00%</text:p>
          </table:table-cell>
          <table:table-cell table:number-columns-repeated="1021"/>
        </table:table-row>
        <table:table-row table:style-name="ro3">
          <table:table-cell table:style-name="ce79" office:value-type="string" calcext:value-type="string">
            <text:p>Cenários NOK</text:p>
          </table:table-cell>
          <table:table-cell table:style-name="ce83" table:formula="of:=COUNTIF([$Cenários.G:.G];&quot;NOK&quot;)" office:value-type="float" office:value="3" calcext:value-type="float">
            <text:p>3</text:p>
          </table:table-cell>
          <table:table-cell table:style-name="ce99" table:formula="of:=[.B5]/[.B3]" office:value-type="percentage" office:value="0.06" calcext:value-type="percentage">
            <text:p>6,00%</text:p>
          </table:table-cell>
          <table:table-cell table:number-columns-repeated="1021"/>
        </table:table-row>
        <table:table-row table:style-name="ro3">
          <table:table-cell table:style-name="ce80" office:value-type="string" calcext:value-type="string">
            <text:p>Cenários não testados</text:p>
          </table:table-cell>
          <table:table-cell table:style-name="ce84" table:formula="of:=[.B3]-[.B4]-[.B5]" office:value-type="float" office:value="2" calcext:value-type="float">
            <text:p>2</text:p>
          </table:table-cell>
          <table:table-cell table:style-name="ce100" table:formula="of:=[.B6]/[.B3]" office:value-type="percentage" office:value="0.04" calcext:value-type="percentage">
            <text:p>4,00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12:20:20.97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3-12-27T18:41:18.963000000</dc:date>
    <meta:generator>LibreOffice/7.6.2.1$Windows_X86_64 LibreOffice_project/56f7684011345957bbf33a7ee678afaf4d2ba333</meta:generator>
    <meta:editing-duration>P2DT20H47M9S</meta:editing-duration>
    <meta:editing-cycles>28</meta:editing-cycles>
    <meta:document-statistic meta:table-count="4" meta:cell-count="3261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662cm" svg:y="0.685cm" svg:width="8.294cm" svg:height="6.322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45">
                <text:p>45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